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5451in" table:align="left"/>
    </style:style>
    <style:style style:name="Table1.A" style:family="table-column">
      <style:table-column-properties style:column-width="1.0097in"/>
    </style:style>
    <style:style style:name="Table1.B" style:family="table-column">
      <style:table-column-properties style:column-width="4.535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officeooo:rsid="001f3774" officeooo:paragraph-rsid="001f3774"/>
    </style:style>
    <style:style style:name="P2" style:family="paragraph" style:parent-style-name="Quotations" style:list-style-name="L4"/>
    <style:style style:name="P3" style:family="paragraph" style:parent-style-name="Quotations">
      <style:text-properties officeooo:paragraph-rsid="001f9620"/>
    </style:style>
    <style:style style:name="P4" style:family="paragraph" style:parent-style-name="Standard">
      <style:text-properties officeooo:rsid="001f3774" officeooo:paragraph-rsid="001f3774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o train a neural network that can predict the <text:span text:style-name="Strong_20_Emphasis">next word</text:span> in a sequence of text using RNN/LSTM, based on previously seen patterns in a training corpus.</text:p>
      <text:p text:style-name="Horizontal_20_Line"/>
      <text:h text:style-name="Heading_20_2" text:outline-level="2">📂 Project Workflow</text:h>
      <text:h text:style-name="Heading_20_3" text:outline-level="3">1. <text:span text:style-name="Strong_20_Emphasis">Dataset Selection</text:span></text:h>
      <text:p text:style-name="Text_20_body">Choose a simple, text-based dataset. Options:</text:p>
      <text:list text:style-name="L1">
        <text:list-item>
          <text:p text:style-name="P6"><text:span text:style-name="Strong_20_Emphasis">Built-in dataset</text:span>: e.g. <text:span text:style-name="Source_20_Text">nltk.corpus.gutenberg</text:span>, <text:span text:style-name="Source_20_Text">tensorflow_datasets</text:span></text:p>
        </text:list-item>
        <text:list-item>
          <text:p text:style-name="P6"><text:span text:style-name="Strong_20_Emphasis">Custom</text:span>: Paste or upload your own small text (e.g., quotes, poems, news headlines)</text:p>
        </text:list-item>
      </text:list>
      <text:p text:style-name="Text_20_body">For a beginner-friendly start:</text:p>
      <text:p text:style-name="P3"><text:span text:style-name="Strong_20_Emphasis">Use text from Shakespeare, news headlines, or children's books.</text:span></text:p>
      <text:p text:style-name="P3"><text:span text:style-name="Strong_20_Emphasis"><text:span text:style-name="T1">📂 Dataset Info</text:span></text:span></text:p>
      <text:list text:style-name="L8">
        <text:list-item>
          <text:p text:style-name="P13"><text:span text:style-name="Strong_20_Emphasis">Source</text:span>: Tiny Shakespeare Dataset</text:p>
        </text:list-item>
        <text:list-item>
          <text:p text:style-name="P13"><text:span text:style-name="Strong_20_Emphasis">File</text:span>: <text:span text:style-name="Source_20_Text">text.txt</text:span></text:p>
        </text:list-item>
        <text:list-item>
          <text:p text:style-name="P13"><text:span text:style-name="Strong_20_Emphasis">Content</text:span>: ~1MB of text from Shakespeare plays</text:p>
        </text:list-item>
        <text:list-item>
          <text:p text:style-name="P13"><text:span text:style-name="Strong_20_Emphasis">Format</text:span>: Plain text (no labels), e.g.</text:p>
        </text:list-item>
      </text:list>
      <text:p text:style-name="Quotations"><text:span text:style-name="Strong_20_Emphasis"/></text:p>
      <text:p text:style-name="Horizontal_20_Line"/>
      <text:h text:style-name="Heading_20_3" text:outline-level="3">2. <text:span text:style-name="Strong_20_Emphasis">Data Preprocessing</text:span></text:h>
      <text:list text:style-name="L2">
        <text:list-item>
          <text:p text:style-name="P7"><text:span text:style-name="Strong_20_Emphasis">Lowercase</text:span> all text</text:p>
        </text:list-item>
        <text:list-item>
          <text:p text:style-name="P7"><text:span text:style-name="Strong_20_Emphasis">Tokenize</text:span>: Convert words into integers using <text:span text:style-name="Source_20_Text">Tokenizer</text:span> from <text:span text:style-name="Source_20_Text">keras.preprocessing.text</text:span></text:p>
        </text:list-item>
        <text:list-item>
          <text:p text:style-name="P7"><text:span text:style-name="Strong_20_Emphasis">Create sequences</text:span>: For example:<text:line-break/>Input: <text:span text:style-name="Source_20_Text">"I am learning"</text:span> → Output: <text:span text:style-name="Source_20_Text">"deep"</text:span><text:line-break/>Input: <text:span text:style-name="Source_20_Text">"am learning deep"</text:span> → Output: <text:span text:style-name="Source_20_Text">"learning"</text:span></text:p>
        </text:list-item>
        <text:list-item>
          <text:p text:style-name="P7"><text:span text:style-name="Strong_20_Emphasis">Pad sequences</text:span>: Use <text:span text:style-name="Source_20_Text">pad_sequences</text:span> to make all input sequences the same length.</text:p>
        </text:list-item>
      </text:list>
      <text:p text:style-name="Horizontal_20_Line"/>
      <text:h text:style-name="Heading_20_3" text:outline-level="3"/>
      <text:p text:style-name="Text_20_body"/>
      <text:p text:style-name="Text_20_body"/>
      <text:h text:style-name="Heading_20_3" text:outline-level="3"><text:soft-page-break/>3. <text:span text:style-name="Strong_20_Emphasis">Model Architecture</text:span></text:h>
      <text:h text:style-name="Heading_20_3" text:outline-level="3">🔹 Step 1: Generate Input-Output Sequences for Training</text:h>
      <text:p text:style-name="Text_20_body">We now need to create sequences like:</text:p>
      <text:p text:style-name="Standard">Input: [word1] → Output: word2 <text:s/></text:p>
      <text:p text:style-name="Standard">Input: [word1, word2] → Output: word3 <text:s/></text:p>
      <text:p text:style-name="Standard">Input: [word1, word2, word3] → Output: word4 <text:s/></text:p>
      <text:p text:style-name="Standard">…</text:p>
      <text:p text:style-name="Standard">This will help the model learn to predict the next word in a sequence.</text:p>
      <text:p text:style-name="Standard"/>
      <text:p text:style-name="Standard">input_sequences = []</text:p>
      <text:p text:style-name="Standard">for i in range(1, len(sequences)):</text:p>
      <text:p text:style-name="Standard"><text:s text:c="4"/>n_gram_sequence = sequences[:i+1]</text:p>
      <text:p text:style-name="Standard"><text:s text:c="4"/>input_sequences.append(n_gram_sequence)</text:p>
      <text:p text:style-name="Horizontal_20_Line"/>
      <text:h text:style-name="Heading_20_3" text:outline-level="3">🔹 Step 2: Pad Sequences to Same Length</text:h>
      <text:p text:style-name="Standard">max_seq_len = max([len(seq) for seq in input_sequences])</text:p>
      <text:p text:style-name="Standard">input_sequences = pad_sequences(input_sequences, maxlen=max_seq_len, padding='pre')</text:p>
      <text:p text:style-name="Standard"/>
      <text:p text:style-name="Horizontal_20_Line"/>
      <text:h text:style-name="Heading_20_3" text:outline-level="3">🔹 Step 3: Split into Inputs (X) and Labels (y)</text:h>
      <text:p text:style-name="Text_20_body">The <text:span text:style-name="Strong_20_Emphasis">last word</text:span> of each sequence is the <text:span text:style-name="Strong_20_Emphasis">target word</text:span>, and the rest is the input.</text:p>
      <text:p text:style-name="Standard">import numpy as np</text:p>
      <text:p text:style-name="Standard"/>
      <text:p text:style-name="Standard">input_sequences = np.array(input_sequences)</text:p>
      <text:p text:style-name="Standard">X = input_sequences[:, :-1] <text:s/># All words except last</text:p>
      <text:p text:style-name="Standard">y = input_sequences[:, -1] <text:s text:c="2"/># Only the last word</text:p>
      <text:p text:style-name="Standard">y = tf.keras.utils.to_categorical(y, num_classes=vocab_size)</text:p>
      <text:p text:style-name="Standard"/>
      <text:p text:style-name="Horizontal_20_Line"/>
      <text:h text:style-name="Heading_20_3" text:outline-level="3">🔹 Step 4: Build the RNN or LSTM Model</text:h>
      <text:p text:style-name="Standard"/>
      <text:p text:style-name="Standard">model = Sequential()</text:p>
      <text:p text:style-name="Standard">model.add(Embedding(input_dim=vocab_size, output_dim=100, input_length=max_seq_len-1))</text:p>
      <text:p text:style-name="Standard">model.add(LSTM(150, return_sequences=True))</text:p>
      <text:p text:style-name="Standard">model.add(Dropout(0.2))</text:p>
      <text:p text:style-name="Standard">model.add(LSTM(100))</text:p>
      <text:p text:style-name="Standard">model.add(Dense(vocab_size, activation='softmax'))</text:p>
      <text:p text:style-name="Standard"/>
      <text:p text:style-name="Horizontal_20_Line"/>
      <text:h text:style-name="Heading_20_3" text:outline-level="3"/>
      <text:p text:style-name="Text_20_body"/>
      <text:h text:style-name="Heading_20_3" text:outline-level="3"><text:soft-page-break/>🔹 Step 5: Compile and Train</text:h>
      <text:p text:style-name="Standard"/>
      <text:p text:style-name="Standard">model.compile(loss='categorical_crossentropy', optimizer='adam', metrics=['accuracy'])</text:p>
      <text:p text:style-name="Standard">model.fit(X, y, epochs=30, batch_size=128, verbose=1)</text:p>
      <text:p text:style-name="Standard"/>
      <text:p text:style-name="P5">🔹 Step 6: Predict Next Word (after training)</text:p>
      <text:p text:style-name="Standard"/>
      <text:p text:style-name="Standard">def predict_next_word(seed_text, max_seq_len):</text:p>
      <text:p text:style-name="Standard"><text:s text:c="4"/>token_list = tokenizer.texts_to_sequences([seed_text])[0]</text:p>
      <text:p text:style-name="Standard"><text:s text:c="4"/>token_list = pad_sequences([token_list], maxlen=max_seq_len-1, padding='pre')</text:p>
      <text:p text:style-name="Standard"><text:s text:c="4"/>predicted = model.predict(token_list, verbose=0)</text:p>
      <text:p text:style-name="Standard"><text:s text:c="4"/>predicted_word_index = np.argmax(predicted, axis=1)[0]</text:p>
      <text:p text:style-name="Standard"/>
      <text:p text:style-name="Standard"><text:s text:c="4"/>for word, index in tokenizer.word_index.items():</text:p>
      <text:p text:style-name="Standard"><text:s text:c="8"/>if index == predicted_word_index:</text:p>
      <text:p text:style-name="Standard"><text:s text:c="12"/>return word</text:p>
      <text:p text:style-name="Standard"><text:s text:c="4"/>return ""</text:p>
      <text:p text:style-name="Standard"/>
      <text:p text:style-name="P5">🔹 Example Usage:</text:p>
      <text:p text:style-name="Standard">seed = "shall i compare"</text:p>
      <text:p text:style-name="Standard">print(seed + " " + predict_next_word(seed, max_seq_len))</text:p>
      <text:p text:style-name="Standard"/>
      <text:h text:style-name="Heading_20_2" text:outline-level="2">✅ Summary of What You Should Add Next:</text:h>
      <text:list text:style-name="L9">
        <text:list-item>
          <text:p text:style-name="P14">Generate n-gram sequences.</text:p>
        </text:list-item>
        <text:list-item>
          <text:p text:style-name="P14">Pad the sequences.</text:p>
        </text:list-item>
        <text:list-item>
          <text:p text:style-name="P14">Split into <text:span text:style-name="Source_20_Text">X</text:span> and <text:span text:style-name="Source_20_Text">y</text:span>.</text:p>
        </text:list-item>
        <text:list-item>
          <text:p text:style-name="P14">Create the model using <text:span text:style-name="Source_20_Text">Embedding</text:span> + <text:span text:style-name="Source_20_Text">LSTM</text:span>.</text:p>
        </text:list-item>
        <text:list-item>
          <text:p text:style-name="P14">Train the model.</text:p>
        </text:list-item>
        <text:list-item>
          <text:p text:style-name="P14">Write a function to predict the next word.</text:p>
        </text:list-item>
      </text:list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Layer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Embedding</text:p>
          </table:table-cell>
          <table:table-cell table:style-name="Table1.A1" office:value-type="string">
            <text:p text:style-name="Table_20_Contents">Converts integer-encoded words to dense vectors</text:p>
          </table:table-cell>
        </table:table-row>
        <table:table-row>
          <table:table-cell table:style-name="Table1.A1" office:value-type="string">
            <text:p text:style-name="Table_20_Contents">LSTM / RNN</text:p>
          </table:table-cell>
          <table:table-cell table:style-name="Table1.A1" office:value-type="string">
            <text:p text:style-name="Table_20_Contents">Learns word dependencies in the sequence</text:p>
          </table:table-cell>
        </table:table-row>
        <table:table-row>
          <table:table-cell table:style-name="Table1.A1" office:value-type="string">
            <text:p text:style-name="Table_20_Contents">Dense</text:p>
          </table:table-cell>
          <table:table-cell table:style-name="Table1.A1" office:value-type="string">
            <text:p text:style-name="Table_20_Contents">Final layer with <text:span text:style-name="Source_20_Text">softmax</text:span> to output probabilities over vocabulary</text:p>
          </table:table-cell>
        </table:table-row>
      </table:table>
      <text:p text:style-name="Standard"/>
      <text:h text:style-name="Heading_20_3" text:outline-level="3">4. <text:span text:style-name="Strong_20_Emphasis">Training Setup</text:span></text:h>
      <text:list text:style-name="L3">
        <text:list-item>
          <text:p text:style-name="P8"><text:span text:style-name="Strong_20_Emphasis">Loss Function</text:span>: <text:span text:style-name="Source_20_Text">categorical_crossentropy</text:span></text:p>
        </text:list-item>
        <text:list-item>
          <text:p text:style-name="P8"><text:span text:style-name="Strong_20_Emphasis">Optimizer</text:span>: <text:span text:style-name="Source_20_Text">adam</text:span></text:p>
        </text:list-item>
        <text:list-item>
          <text:p text:style-name="P8"><text:span text:style-name="Strong_20_Emphasis">Metrics</text:span>: <text:span text:style-name="Source_20_Text">accuracy</text:span></text:p>
        </text:list-item>
        <text:list-item>
          <text:p text:style-name="P8"><text:span text:style-name="Strong_20_Emphasis">Epochs</text:span>: ~30+</text:p>
        </text:list-item>
        <text:list-item>
          <text:p text:style-name="P8"><text:soft-page-break/><text:span text:style-name="Strong_20_Emphasis">Batch Size</text:span>: ~64</text:p>
        </text:list-item>
      </text:list>
      <text:p text:style-name="Horizontal_20_Line"/>
      <text:h text:style-name="Heading_20_3" text:outline-level="3">5. <text:span text:style-name="Strong_20_Emphasis">Prediction / Testing</text:span></text:h>
      <text:list text:style-name="L4">
        <text:list-item>
          <text:p text:style-name="P9">Take a short sentence like:</text:p>
          <text:p text:style-name="P2"><text:span text:style-name="Source_20_Text">"the sun is"</text:span></text:p>
        </text:list-item>
        <text:list-item>
          <text:p text:style-name="P9">Tokenize and pad it to the correct length.</text:p>
        </text:list-item>
        <text:list-item>
          <text:p text:style-name="P9">Predict the <text:span text:style-name="Strong_20_Emphasis">next word</text:span> using <text:span text:style-name="Source_20_Text">model.predict()</text:span>.</text:p>
        </text:list-item>
        <text:list-item>
          <text:p text:style-name="P9">Optionally: Use a <text:span text:style-name="Strong_20_Emphasis">loop</text:span> to predict multiple words one-by-one.</text:p>
        </text:list-item>
      </text:list>
      <text:p text:style-name="Horizontal_20_Line"/>
      <text:h text:style-name="Heading_20_3" text:outline-level="3">🔍 Example</text:h>
      <text:p text:style-name="Text_20_body">Input:</text:p>
      <text:p text:style-name="Standard">"the sun is"</text:p>
      <text:p text:style-name="Standard"/>
      <text:p text:style-name="P4">Model output:</text:p>
      <text:p text:style-name="P4"/>
      <text:p text:style-name="P4">“shining”</text:p>
      <text:p text:style-name="P4"/>
      <text:p text:style-name="P4">Auto-Generated :</text:p>
      <text:p text:style-name="P4"/>
      <text:p text:style-name="P4">"the sun is shining bright in"</text:p>
      <text:p text:style-name="P4"/>
      <text:h text:style-name="P1" text:outline-level="2">🧪 Tools / Libraries</text:h>
      <text:list text:style-name="L5">
        <text:list-item>
          <text:p text:style-name="P10"><text:span text:style-name="Source_20_Text">TensorFlow</text:span> or <text:span text:style-name="Source_20_Text">Keras</text:span></text:p>
        </text:list-item>
        <text:list-item>
          <text:p text:style-name="P10"><text:span text:style-name="Source_20_Text">nltk</text:span> or <text:span text:style-name="Source_20_Text">re</text:span> (for basic cleaning)</text:p>
        </text:list-item>
        <text:list-item>
          <text:p text:style-name="P10"><text:span text:style-name="Source_20_Text">NumPy</text:span></text:p>
        </text:list-item>
      </text:list>
      <text:p text:style-name="Horizontal_20_Line"/>
      <text:h text:style-name="Heading_20_2" text:outline-level="2">🧾 Deliverables</text:h>
      <text:list text:style-name="L6">
        <text:list-item>
          <text:p text:style-name="P11">✅ A trained model that can predict the next word</text:p>
        </text:list-item>
        <text:list-item>
          <text:p text:style-name="P11">✅ An interface (basic <text:span text:style-name="Source_20_Text">input()</text:span> or Streamlit app) to test predictions</text:p>
        </text:list-item>
        <text:list-item>
          <text:p text:style-name="P11">✅ Documentation explaining how the model works and how text is preprocessed</text:p>
        </text:list-item>
      </text:list>
      <text:p text:style-name="Horizontal_20_Line"/>
      <text:h text:style-name="Heading_20_2" text:outline-level="2">🛠 Optional Enhancements</text:h>
      <text:list text:style-name="L7">
        <text:list-item>
          <text:p text:style-name="P12">Predict <text:span text:style-name="Strong_20_Emphasis">next 5 words</text:span> in a loop</text:p>
        </text:list-item>
        <text:list-item>
          <text:p text:style-name="P12"><text:soft-page-break/>Add <text:span text:style-name="Strong_20_Emphasis">temperature sampling</text:span> to make the output more creative</text:p>
        </text:list-item>
        <text:list-item>
          <text:p text:style-name="P12">Build a <text:span text:style-name="Strong_20_Emphasis">web app</text:span> to try it interactively</text:p>
        </text:list-item>
      </text:list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11:48:47.541374601</meta:creation-date>
    <dc:date>2025-07-28T12:41:06.424177995</dc:date>
    <meta:editing-duration>PT52M19S</meta:editing-duration>
    <meta:editing-cycles>3</meta:editing-cycles>
    <meta:generator>LibreOffice/24.2.7.2$Linux_X86_64 LibreOffice_project/420$Build-2</meta:generator>
    <meta:document-statistic meta:table-count="1" meta:image-count="0" meta:object-count="0" meta:page-count="5" meta:paragraph-count="109" meta:word-count="608" meta:character-count="4172" meta:non-whitespace-character-count="3647"/>
  </office:meta>
</office:document-meta>
</file>